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Courier New" fo:font-size="9pt" style:font-size-asian="9pt" style:font-size-complex="9pt"/>
    </style:style>
    <style:style style:name="P2" style:family="paragraph" style:parent-style-name="Standard">
      <style:text-properties style:font-name="Courier New" fo:font-size="9pt" style:font-size-asian="9pt" style:font-size-complex="9pt"/>
    </style:style>
    <style:style style:name="P3" style:family="paragraph" style:parent-style-name="Standard">
      <style:text-properties style:font-name="Times New Roman" fo:font-size="12pt" officeooo:rsid="001d49ed" style:font-size-asian="12pt" style:font-size-complex="12pt"/>
    </style:style>
    <style:style style:name="P4" style:family="paragraph" style:parent-style-name="Standard">
      <style:text-properties officeooo:paragraph-rsid="001d49ed"/>
    </style:style>
    <style:style style:name="P5" style:family="paragraph" style:parent-style-name="Standard" style:master-page-name="">
      <style:paragraph-properties fo:margin-left="0in" fo:margin-right="-0.1945in" fo:text-indent="0in" style:auto-text-indent="false" style:page-number="auto"/>
    </style:style>
    <style:style style:name="P6" style:family="paragraph" style:parent-style-name="Standard" style:master-page-name="">
      <style:paragraph-properties fo:margin-left="-0.1571in" fo:margin-right="0in" fo:text-indent="0in" style:auto-text-indent="false" style:page-number="auto"/>
      <style:text-properties style:font-name="Courier New" fo:font-size="9pt" style:font-size-asian="9pt" style:font-size-complex="9pt"/>
    </style:style>
    <style:style style:name="P7" style:family="paragraph" style:parent-style-name="Standard">
      <style:text-properties style:font-name="Times New Roman" fo:font-size="12pt" officeooo:paragraph-rsid="0023de26" style:font-size-asian="12pt" style:font-size-complex="12pt"/>
    </style:style>
    <style:style style:name="P8" style:family="paragraph" style:parent-style-name="Standard">
      <style:text-properties style:font-name="Times New Roman" fo:font-size="12pt" officeooo:rsid="00256908" style:font-size-asian="12pt" style:font-size-complex="12pt"/>
    </style:style>
    <style:style style:name="P9" style:family="paragraph" style:parent-style-name="Standard">
      <style:text-properties style:font-name="Courier New" fo:font-size="9pt" officeooo:paragraph-rsid="0023de26" style:font-size-asian="9pt" style:font-size-complex="9pt"/>
    </style:style>
    <style:style style:name="P10" style:family="paragraph" style:parent-style-name="Standard">
      <style:text-properties style:font-name="Courier New" fo:font-size="9pt" officeooo:paragraph-rsid="0026c9bd" style:font-size-asian="9pt" style:font-size-complex="9pt"/>
    </style:style>
    <style:style style:name="P11" style:family="paragraph" style:parent-style-name="Standard">
      <style:text-properties fo:font-style="italic" officeooo:paragraph-rsid="0026c9bd" style:font-style-asian="italic" style:font-style-complex="italic"/>
    </style:style>
    <style:style style:name="P12" style:family="paragraph" style:parent-style-name="Standard">
      <style:text-properties officeooo:paragraph-rsid="0023de26"/>
    </style:style>
    <style:style style:name="P13" style:family="paragraph" style:parent-style-name="Standard">
      <style:text-properties officeooo:paragraph-rsid="00256908"/>
    </style:style>
    <style:style style:name="P14" style:family="paragraph" style:parent-style-name="Standard">
      <style:text-properties officeooo:rsid="00256908" officeooo:paragraph-rsid="00256908"/>
    </style:style>
    <style:style style:name="P15" style:family="paragraph" style:parent-style-name="Standard">
      <style:text-properties officeooo:paragraph-rsid="0026c9bd"/>
    </style:style>
    <style:style style:name="P16" style:family="paragraph" style:parent-style-name="Standard">
      <style:text-properties style:font-name="Courier New1" fo:font-size="9pt" officeooo:paragraph-rsid="0026c9bd" style:font-size-asian="9pt" style:font-size-complex="9pt"/>
    </style:style>
    <style:style style:name="P17" style:family="paragraph" style:parent-style-name="Standard">
      <style:text-properties style:use-window-font-color="true" style:font-name="Courier New1" fo:font-size="9pt" fo:font-weight="normal" officeooo:paragraph-rsid="0026c9bd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Times New Roman" fo:font-size="12pt" officeooo:rsid="0026c9bd" officeooo:paragraph-rsid="0026c9bd" style:font-size-asian="12pt" style:font-size-complex="12pt"/>
    </style:style>
    <style:style style:name="P19" style:family="paragraph" style:parent-style-name="Footnote">
      <style:text-properties officeooo:rsid="00276f56" officeooo:paragraph-rsid="00276f56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style:font-name="Arial" fo:font-size="16.1000003814697pt" officeooo:paragraph-rsid="0026c9bd" style:font-size-asian="16.1000003814697pt" style:font-size-complex="16.1000003814697pt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style:font-name="Courier New" fo:font-size="9pt" style:font-size-asian="8pt" style:font-size-complex="8pt"/>
    </style:style>
    <style:style style:name="T3" style:family="text">
      <style:text-properties style:font-name="Courier New" fo:font-size="9pt" officeooo:rsid="001d49ed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49e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1d49ed" style:font-size-asian="12pt" style:font-size-complex="12pt"/>
    </style:style>
    <style:style style:name="T8" style:family="text">
      <style:text-properties style:font-name="Times New Roman" fo:font-size="12pt" officeooo:rsid="00256908" style:font-size-asian="12pt" style:font-size-complex="12pt"/>
    </style:style>
    <style:style style:name="T9" style:family="text">
      <style:text-properties style:font-name="Times New Roman" fo:font-size="12pt" officeooo:rsid="0026c9bd" style:font-size-asian="12pt" style:font-size-complex="12pt"/>
    </style:style>
    <style:style style:name="T10" style:family="text">
      <style:text-properties style:font-name="Courier New1" fo:font-size="9pt" officeooo:rsid="001d49ed" style:font-size-asian="9pt" style:font-size-complex="9pt"/>
    </style:style>
    <style:style style:name="T11" style:family="text">
      <style:text-properties officeooo:rsid="001df1ec"/>
    </style:style>
    <style:style style:name="T12" style:family="text">
      <style:text-properties fo:color="#000000" officeooo:rsid="0026c9bd"/>
    </style:style>
    <style:style style:name="T13" style:family="text">
      <style:text-properties fo:color="#000000"/>
    </style:style>
    <style:style style:name="T14" style:family="text">
      <style:text-properties officeooo:rsid="00256908"/>
    </style:style>
    <style:style style:name="T15" style:family="text">
      <style:text-properties style:font-name="Courier New1" fo:font-size="9pt" style:font-size-asian="9pt" style:font-size-complex="9pt"/>
    </style:style>
    <style:style style:name="T16" style:family="text">
      <style:text-properties style:font-name="Courier New1" fo:font-size="9pt" officeooo:rsid="00256908" style:font-size-asian="9pt" style:font-size-complex="9pt"/>
    </style:style>
    <style:style style:name="T17" style:family="text">
      <style:text-properties officeooo:rsid="0026c9bd"/>
    </style:style>
    <style:style style:name="T18" style:family="text">
      <style:text-properties officeooo:rsid="0026c9bd"/>
    </style:style>
    <style:style style:name="T19" style:family="text">
      <style:text-properties style:use-window-font-color="true" style:font-name="Courier New1" fo:font-size="9pt" fo:font-weight="normal" officeooo:rsid="0026c9bd" style:font-size-asian="9pt" style:font-weight-asian="normal" style:font-size-complex="9pt" style:font-weight-complex="normal"/>
    </style:style>
    <style:style style:name="T20" style:family="text">
      <style:text-properties style:use-window-font-color="true" style:font-name="Courier New1" fo:font-size="9pt" fo:font-weight="normal" style:font-size-asian="9pt" style:font-weight-asian="normal" style:font-size-complex="9pt" style:font-weight-complex="normal"/>
    </style:style>
    <style:style style:name="T21" style:family="text">
      <style:text-properties style:use-window-font-color="true" style:font-name="Courier New1" fo:font-size="9pt" fo:font-weight="normal" style:font-size-asian="9pt" style:font-weight-asian="normal" style:font-size-complex="9pt" style:font-weight-complex="normal"/>
    </style:style>
    <style:style style:name="T22" style:family="text">
      <style:text-properties officeooo:rsid="00276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17">PRELUDE - SECURITY</text:span></text:h>
      <text:p text:style-name="P15"><text:span text:style-name="T9"/></text:p>
      <text:p text:style-name="P15"><text:span text:style-name="T9">Before we being, you might like to see if someone is trying to break into your server!</text:span></text:p>
      <text:p text:style-name="P16"><text:span text:style-name="T12">$ cat /var/log/auth.log | grep Failed</text:span></text:p>
      <text:p text:style-name="P16"><text:span text:style-name="T12"/></text:p>
      <text:p text:style-name="P18"><text:span text:style-name="T12">W</text:span><text:span text:style-name="T13">e should probably do something about that. A simple safe guard is to slow down brute force attacks by banning their IP for an amount of time. The default installation of 'fail2ban</text:span><text:span text:style-name="T13"><text:note text:id="ftn0" text:note-class="footnote"><text:note-citation>1</text:note-citation><text:note-body><text:p text:style-name="P19">https://en.wikipedia.org/wiki/Fail2ban</text:p></text:note-body></text:note></text:span><text:span text:style-name="T13">' will do this for sshd port 22.</text:span></text:p>
      <text:p text:style-name="P17"><text:span text:style-name="T17">sudo apt-get update</text:span></text:p>
      <text:p text:style-name="P15"><text:span text:style-name="T19">sudo </text:span><text:span text:style-name="T20">apt-get</text:span><text:span text:style-name="T20"> install fail2ban</text:span></text:p>
      <text:p text:style-name="P15"><text:span text:style-name="T19"/></text:p>
      <text:h text:style-name="Heading_20_1" text:outline-level="1"><text:span text:style-name="T17">PART 3 (...continued from last week) – HTTP VERBS</text:span></text:h>
      <text:p text:style-name="P15"><text:span text:style-name="T9"/></text:p>
      <text:p text:style-name="P15"><text:span text:style-name="T6">During the previous workshop we made a R</text:span><text:span text:style-name="T9">e</text:span><text:span text:style-name="T6">STlike server using Python's Tornado library and sqlite3 as storage. You might remember that when we finished </text:span><text:span text:style-name="T8">I said that even though the server “worked”, in term</text:span><text:span text:style-name="T9">s</text:span><text:span text:style-name="T8"> of </text:span><text:span text:style-name="T9">our</text:span><text:span text:style-name="T8"> ReSTlike </text:span><text:span text:style-name="T9">goals</text:span><text:span text:style-name="T8"> the design was terrible. Why was that? (hint: read Richardson's Maturity Model – Level 2 – HTTP Verbs. http://martinfowler.com/articles/richardsonMaturityModel.html)</text:span></text:p>
      <text:p text:style-name="P14"><text:span text:style-name="T8"/></text:p>
      <text:p text:style-name="P13"><text:span text:style-name="T8">All our HTTP requests are currently GETs, and GETs should be idempotent, a “safe operation” (meaning in this instance </text:span><text:span text:style-name="T9">that they</text:span><text:span text:style-name="T8"> should not change the contents of the database). </text:span><text:span text:style-name="T9">There are </text:span><text:span text:style-name="T8">other HTTP verbs...</text:span></text:p>
      <text:p text:style-name="P13"><text:span text:style-name="T6"/></text:p>
      <text:p text:style-name="P15"><text:span text:style-name="T17">Note</text:span>. The usual CRUD operations (Create, Read, Update, Delete)</text:p>
      <text:p text:style-name="P15"><text:s text:c="9"/>are *not* the same as <text:span text:style-name="T17">the HTTP verbs </text:span>POST, GET, PUT, DELETE</text:p>
      <text:p text:style-name="P15"/>
      <text:p text:style-name="P11">“The comparison of the database oriented CRUD operations to HTTP methods has some flaws. Strictly speaking, both PUT and POST can create resources; the key difference is that POST leaves it for the server to decide at what URI to make the new resource available, whilst PUT dictates what URI to use; URIs are of course a concept that doesn't really line up with CRUD. The significant point about PUT is that it will replace whatever resource the URI was previously referring to with a brand new version, hence the PUT method being listed for Update as well. PUT is a 'replace' operation, which one could argue is not 'update'.” - <text:span text:style-name="T1">http://en.wikipedia.org/wiki/Create,_read,_update_and_delete</text:span></text:p>
      <text:p text:style-name="P10"/>
      <text:p text:style-name="P15">Although a RESTlike design is good enough for our purposes, do feel free to read up on this...</text:p>
      <text:p text:style-name="P10">http://www.restapitutorial.com/lessons/httpmethods.html</text:p>
      <text:p text:style-name="P16">https://stormpath.com/blog/put-or-post/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6"/></text:p>
      <text:p text:style-name="P13">==================</text:p>
      <text:p text:style-name="P12">ATTEMPT - 2</text:p>
      <text:p text:style-name="P12">==================</text:p>
      <text:p text:style-name="P12"/>
      <text:p text:style-name="P12">Here is a better design, the VERB (GET/PUT) should come from the http request</text:p>
      <text:p text:style-name="P12">Most of the code is the same, so copy 5.py to 6.py and edit as below...</text:p>
      <text:p text:style-name="P12"/>
      <text:p text:style-name="P9">import tornado.httpserver</text:p>
      <text:p text:style-name="P9">import tornado.ioloop</text:p>
      <text:p text:style-name="P9">import tornado.web</text:p>
      <text:p text:style-name="P9">import sqlite3</text:p>
      <text:p text:style-name="P9"/>
      <text:p text:style-name="P9">_db <text:s text:c="2"/>= sqlite3.connect('mytest.db')</text:p>
      <text:p text:style-name="P9">_cursor = _db.cursor()</text:p>
      <text:p text:style-name="P9"/>
      <text:p text:style-name="P9">class dataRequestHandler(tornado.web.RequestHandler):</text:p>
      <text:p text:style-name="P9"><text:s text:c="4"/>def get(self):</text:p>
      <text:p text:style-name="P9"><text:s text:c="8"/>_cursor.execute("SELECT * FROM myData")</text:p>
      <text:p text:style-name="P9"><text:s text:c="8"/>for row in _cursor:</text:p>
      <text:p text:style-name="P9"><text:s text:c="12"/>self.write(str(row[0])+"&lt;br&gt;")</text:p>
      <text:p text:style-name="P9"/>
      <text:p text:style-name="P9"><text:s text:c="4"/>def put(self):</text:p>
      <text:p text:style-name="P9"><text:s text:c="8"/>newValue = [int(self.get_argument("value"))]</text:p>
      <text:p text:style-name="P9"><text:s text:c="8"/>_cursor.execute("INSERT INTO myData VALUES (?)",newValue)</text:p>
      <text:p text:style-name="P9"><text:s text:c="8"/>_db.commit()</text:p>
      <text:p text:style-name="P9"><text:s text:c="8"/>self.write('OK')</text:p>
      <text:p text:style-name="P9"><text:s/></text:p>
      <text:p text:style-name="P9">application = tornado.web.Application([</text:p>
      <text:p text:style-name="P9"><text:s text:c="4"/>(r"/data", dataRequestHandler),</text:p>
      <text:p text:style-name="P9">])</text:p>
      <text:p text:style-name="P9"/>
      <text:p text:style-name="P9">if __name__ == "__main__":</text:p>
      <text:p text:style-name="P9"><text:s text:c="4"/>http_server = tornado.httpserver.HTTPServer(application)</text:p>
      <text:p text:style-name="P9"><text:s text:c="4"/>http_server.listen(43210)</text:p>
      <text:p text:style-name="P9"><text:s text:c="4"/>tornado.ioloop.IOLoop.instance().start()</text:p>
      <text:p text:style-name="P9"/>
      <text:p text:style-name="P9"/>
      <text:p text:style-name="P13">TEST IT - You will now need a browser plugin to test</text:p>
      <text:p text:style-name="P13">e.g. <text:span text:style-name="T16">https://addons.mozilla.org/en-US/firefox/addon/httprequester/</text:span><text:span text:style-name="T15"> </text:span></text:p>
      <text:p text:style-name="P9"/>
      <text:p text:style-name="P9"><text:span text:style-name="T4">GET</text:span> http://178.62.91.44:43210/data</text:p>
      <text:p text:style-name="P9"><text:span text:style-name="T4">PUT</text:span> http://178.62.91.44:43210/data?value=2</text:p>
      <text:p text:style-name="P9"/>
      <text:p text:style-name="P12">NOTE - This is better, but is still not RESTful in many different ways... (e.g. HATEOAS)</text:p>
      <text:p text:style-name="P12">However, a full <text:span text:style-name="T22">(level 3) implementation</text:span> of <text:span text:style-name="T14">a</text:span> RESTful design is beyond the scope of this module.</text:p>
      <text:p text:style-name="P9"><text:line-break/></text:p>
      <text:p text:style-name="P7"><text:span text:style-name="T14">Our current server </text:span>only <text:span text:style-name="T11">has</text:span> a single resource that we <text:span text:style-name="T14">can</text:span> refer to ('data'). <text:span text:style-name="T14">Next</text:span> we will look at having multiple resources and how different data can be associated with each.</text:p>
      <text:p text:style-name="Standard"/>
      <text:h text:style-name="Heading_20_1" text:outline-level="1"/>
      <text:h text:style-name="P20" text:outline-level="1"/>
      <text:h text:style-name="P21" text:outline-level="1">PART 4 - FINAL TORNADO SERVER EXAMPLE</text:h>
      <text:p text:style-name="Standard">For our simple API we are going to assume we have multiple sensors, and that we want to store the data from these along with a timestamp. The follow examples show what we would like our API to look like:</text:p>
      <text:p text:style-name="Standard">1) put a new timestamped value for a specific object, e.g. for a sensor with id 5:</text:p>
      <text:p text:style-name="P2"><text:span text:style-name="T4">PUT</text:span> http://myhost/sensor/5?value=10&amp;time=1 </text:p>
      <text:p text:style-name="P2"/>
      <text:p text:style-name="Standard">2) get values for a specific sensor between two timestamps</text:p>
      <text:p text:style-name="Standard">e.g.</text:p>
      <text:p text:style-name="P2"><text:span text:style-name="T4">GET</text:span> http://myhost/sensor/5?time=0,100</text:p>
      <text:p text:style-name="P2"/>
      <text:p text:style-name="Standard">3) delete all data (initialise the database)</text:p>
      <text:p text:style-name="Standard">e.g.</text:p>
      <text:p text:style-name="P2"><text:span text:style-name="T4">DELETE</text:span> http://myhost/sensors/all</text:p>
      <text:p text:style-name="P2"/>
      <text:p text:style-name="Standard">==================</text:p>
      <text:p text:style-name="Standard">Much of the code is the same as <text:span text:style-name="T22">before</text:span>, so copy 6.py to 7.py and edit as below...</text:p>
      <text:p text:style-name="Standard"/>
      <text:p text:style-name="Standard">0) First, let's start a new database file (since the structure is now substantially different)</text:p>
      <text:p text:style-name="P2">-_db = sqlite3.connect('mytest.db')</text:p>
      <text:p text:style-name="P2">+_db = sqlite3.connect('sensors.db')</text:p>
      <text:p text:style-name="P2"/>
      <text:p text:style-name="P2">-class dataRequestHandler(tornado.web.RequestHandler):</text:p>
      <text:p text:style-name="Standard">...and remove the rest of this class (we'll start a new request handler class).</text:p>
      <text:p text:style-name="P2"/>
      <text:p text:style-name="P2">+class sensorRequestHandler(tornado.web.RequestHandler):</text:p>
      <text:p text:style-name="Standard">...methods for DELETE, PUT and GET to follow.</text:p>
      <text:p text:style-name="P2"/>
      <text:p text:style-name="Standard">1) DELETE (initialise) the database</text:p>
      <text:p text:style-name="P2">- <text:s text:c="3"/>(r"/data", dataRequestHandler),</text:p>
      <text:p text:style-name="P2">+ <text:s text:c="3"/>(r"/sensors/all", sensorRequestHandler),</text:p>
      <text:p text:style-name="P2"/>
      <text:p text:style-name="P2">+ <text:s text:c="3"/>def delete(self):</text:p>
      <text:p text:style-name="P2">+ <text:s text:c="7"/>_cursor.execute("DROP TABLE IF EXISTS data")</text:p>
      <text:p text:style-name="P2">+ <text:s text:c="7"/>_cursor.execute("CREATE TABLE data (ID INT, value REAL, time INT)")</text:p>
      <text:p text:style-name="P2">+ <text:s text:c="7"/>_db.commit()</text:p>
      <text:p text:style-name="P2">+ <text:s text:c="7"/>self.write('OK')</text:p>
      <text:p text:style-name="P2"/>
      <text:p text:style-name="Standard">TEST IT</text:p>
      <text:p text:style-name="P2"><text:span text:style-name="T4">DELETE</text:span> http://178.62.91.44:43210/sensors/all</text:p>
      <text:p text:style-name="Standard">Should return OK and the sensors.db file should be created.</text:p>
      <text:p text:style-name="Standard"/>
      <text:p text:style-name="P5">2) PUT new data</text:p>
      <text:p text:style-name="P2">+ <text:s text:c="3"/>(r"/sensor/([0-9]+)", sensorRequestHandler),</text:p>
      <text:p text:style-name="P2"/>
      <text:p text:style-name="P2">+ <text:s text:c="3"/>def put(self, ID):</text:p>
      <text:p text:style-name="P6"><text:s text:c="2"/>+ <text:s text:c="7"/>record = (int(ID), float(self.get_argument("value")), int(self.get_argument("time")))</text:p>
      <text:p text:style-name="P2">+ <text:s text:c="7"/>_cursor.execute("INSERT INTO data VALUES (?,?,?)",record)</text:p>
      <text:p text:style-name="P2">+ <text:s text:c="7"/>_db.commit()</text:p>
      <text:p text:style-name="P2">+ <text:s text:c="7"/>self.write('OK')</text:p>
      <text:p text:style-name="P2"/>
      <text:p text:style-name="Standard">TEST IT</text:p>
      <text:p text:style-name="P2"><text:span text:style-name="T4">PUT</text:span> http://178.62.91.44:43210/sensor/1?value=22&amp;time=10</text:p>
      <text:p text:style-name="P2"><text:span text:style-name="T4">PUT</text:span> http://178.62.91.44:43210/sensor/1?value=99&amp;time=20</text:p>
      <text:p text:style-name="P2"><text:span text:style-name="T4">PUT</text:span> http://178.62.91.44:43210/sensor/1?value=10&amp;time=30</text:p>
      <text:p text:style-name="Standard">Should all return OK and the data appear in sensors.db.</text:p>
      <text:p text:style-name="Standard">You can check sensors.db using sqlite3, e.g.</text:p>
      <text:p text:style-name="P2">$ sqlite3 sensors.db</text:p>
      <text:p text:style-name="P2">sqlite&gt; .table</text:p>
      <text:p text:style-name="P2">data</text:p>
      <text:p text:style-name="P2">sqlite&gt; select * from data;</text:p>
      <text:p text:style-name="P2">…</text:p>
      <text:p text:style-name="P2"><text:soft-page-break/></text:p>
      <text:p text:style-name="Standard">3) GET data</text:p>
      <text:p text:style-name="P2">+import sys</text:p>
      <text:p text:style-name="P2"/>
      <text:p text:style-name="P2">+ <text:s text:c="3"/>def get(self, ID):</text:p>
      <text:p text:style-name="P2">+ <text:s text:c="7"/>range = self.get_argument("range",default="0,"+str(sys.maxint)).split(',')</text:p>
      <text:p text:style-name="P2">+ <text:s text:c="7"/>params = [ID]+range</text:p>
      <text:p text:style-name="P2">+ <text:s text:c="7"/>_cursor.execute("SELECT * FROM data WHERE ID=? AND time&gt;=? AND time&lt;=?", params)</text:p>
      <text:p text:style-name="P2">+ <text:s text:c="7"/>records = []</text:p>
      <text:p text:style-name="P2">+ <text:s text:c="7"/>for row in _cursor:</text:p>
      <text:p text:style-name="P2">+ <text:s text:c="11"/>records = records + [{'ID':row[0],'value':row[1],'time':row[2]}]</text:p>
      <text:p text:style-name="P2">+ <text:s text:c="7"/>self.write(tornado.escape.json_encode(records)) <text:s text:c="6"/></text:p>
      <text:p text:style-name="P2"><text:s text:c="8"/></text:p>
      <text:p text:style-name="Standard">TEST IT</text:p>
      <text:p text:style-name="P2"><text:span text:style-name="T4">GET</text:span> http://178.62.91.44:43210/sensor/1</text:p>
      <text:p text:style-name="Standard">Should return all the data for sensor #1 (formatted in JSON)</text:p>
      <text:p text:style-name="P2"><text:span text:style-name="T4">GET</text:span> http://178.62.91.44:43210/sensor/1?range=15,25</text:p>
      <text:p text:style-name="Standard">Should return a time limited set.</text:p>
      <text:p text:style-name="Standard"/>
      <text:p text:style-name="Standard"><text:span text:style-name="T4">Summary</text:span> (for comparison final minimal version of our RESTlike code)</text:p>
      <text:p text:style-name="P2"/>
      <text:p text:style-name="P2">import tornado.httpserver</text:p>
      <text:p text:style-name="P2">import tornado.ioloop</text:p>
      <text:p text:style-name="P2">import tornado.web</text:p>
      <text:p text:style-name="P2">import sqlite3</text:p>
      <text:p text:style-name="P2">import sys</text:p>
      <text:p text:style-name="P2"/>
      <text:p text:style-name="P2">_db = sqlite3.connect('sensors.db')</text:p>
      <text:p text:style-name="P2">_cursor = _db.cursor()</text:p>
      <text:p text:style-name="P2"/>
      <text:p text:style-name="P2">class sensorRequestHandler(tornado.web.RequestHandler):</text:p>
      <text:p text:style-name="P2"><text:s text:c="4"/>def delete(self):</text:p>
      <text:p text:style-name="P2"><text:s text:c="8"/>_cursor.execute("DROP TABLE IF EXISTS data")</text:p>
      <text:p text:style-name="P2"><text:s text:c="8"/>_cursor.execute("CREATE TABLE data (ID INT, value REAL, time INT)")</text:p>
      <text:p text:style-name="P2"><text:s text:c="8"/>_db.commit()</text:p>
      <text:p text:style-name="P2"><text:s text:c="8"/>self.write('OK')</text:p>
      <text:p text:style-name="P2"><text:s text:c="4"/>def put(self, ID):</text:p>
      <text:p text:style-name="P2"><text:s text:c="8"/>record = (int(ID), float(self.get_argument("value")), int(self.get_argument("time")))</text:p>
      <text:p text:style-name="P2"><text:s text:c="8"/>_cursor.execute("INSERT INTO data VALUES (?,?,?)",record)</text:p>
      <text:p text:style-name="P2"><text:s text:c="8"/>_db.commit()</text:p>
      <text:p text:style-name="P2"><text:s text:c="8"/>self.write('OK')</text:p>
      <text:p text:style-name="P2"><text:s text:c="4"/>def get(self, ID):</text:p>
      <text:p text:style-name="P2"><text:s text:c="8"/>range = self.get_argument("range",default="0,"+str(sys.maxint)).split(',')</text:p>
      <text:p text:style-name="P2"><text:s text:c="8"/>params = [ID]+range</text:p>
      <text:p text:style-name="P2"><text:s text:c="4"/><text:tab/>_cursor.execute("SELECT * FROM data WHERE ID=? AND time&gt;=? AND time&lt;=?", params)</text:p>
      <text:p text:style-name="P2"><text:s text:c="4"/><text:tab/>records = []</text:p>
      <text:p text:style-name="P2"><text:s text:c="8"/>for row in _cursor:</text:p>
      <text:p text:style-name="P2"><text:s text:c="12"/>records = records + [{'ID':row[0],'value':row[1],'time':row[2]}]</text:p>
      <text:p text:style-name="P2"><text:s text:c="8"/>self.write(tornado.escape.json_encode(records)) </text:p>
      <text:p text:style-name="P2"><text:s/></text:p>
      <text:p text:style-name="P2">application = tornado.web.Application([</text:p>
      <text:p text:style-name="P2"><text:s text:c="4"/>(r"/sensors/all", sensorRequestHandler),</text:p>
      <text:p text:style-name="P2"><text:s text:c="4"/>(r"/sensor/([0-9]+)", sensorRequestHandler),</text:p>
      <text:p text:style-name="P2">])</text:p>
      <text:p text:style-name="P2"/>
      <text:p text:style-name="P2">if __name__ == "__main__":</text:p>
      <text:p text:style-name="P2"><text:s text:c="4"/>http_server = tornado.httpserver.HTTPServer(application)</text:p>
      <text:p text:style-name="P2"><text:s text:c="4"/>http_server.listen(43210)</text:p>
      <text:p text:style-name="P2"><text:s text:c="4"/>tornado.ioloop.IOLoop.instance().start()</text:p>
      <text:p text:style-name="P2"><text:s text:c="4"/></text:p>
      <text:p text:style-name="Standard"/>
      <text:p text:style-name="P3"/>
      <text:h text:style-name="P21" text:outline-level="1">PART 5 - DRAWING A GRAPH</text:h>
      <text:p text:style-name="Standard">The following simplified example is included to show how your service could be used <text:span text:style-name="T22">to provide data for a web page (in this instance, a basic rendering of a Google Line Chart)</text:span>.</text:p>
      <text:p text:style-name="Standard"/>
      <text:p text:style-name="Standard">==================</text:p>
      <text:p text:style-name="Standard">The server just requires on extra line, so copy 7.py to 8.py and edit as below...</text:p>
      <text:p text:style-name="P2">+ <text:s text:c="3"/>(r'/static/(.*)', tornado.web.StaticFileHandler, {'path': 'static'}),</text:p>
      <text:p text:style-name="P2"/>
      <text:p text:style-name="Standard">This allows files put into the 'static' directory to be served directly by filename.</text:p>
      <text:p text:style-name="Standard">Make the directory and make it the current working directory.</text:p>
      <text:p text:style-name="P2">$ mkdir static</text:p>
      <text:p text:style-name="P2">$ cd static</text:p>
      <text:p text:style-name="P2"/>
      <text:p text:style-name="P4"><text:span text:style-name="T5">We then need some client side javascript to load the data into a google chart. You should be able to download this from my example server </text:span>(<text:span text:style-name="T5">i.e. save it in your </text:span><text:span text:style-name="T10">static</text:span><text:span text:style-name="T5"> folder as</text:span> <text:span text:style-name="T2">graph1.html, </text:span><text:span text:style-name="T7">and</text:span><text:span text:style-name="T3"> </text:span>you will of course need to adjust the url to point to your own data server).</text:p>
      <text:p text:style-name="P2"/>
      <text:p text:style-name="P2"/>
      <text:p text:style-name="P1">&lt;html&gt;</text:p>
      <text:p text:style-name="P2"><text:s text:c="2"/>&lt;head&gt;</text:p>
      <text:p text:style-name="P2"><text:s text:c="4"/>&lt;!--Load the AJAX API--&gt;</text:p>
      <text:p text:style-name="P2"><text:s text:c="4"/>&lt;script type="text/javascript" src="https://www.google.com/jsapi"&gt;&lt;/script&gt;</text:p>
      <text:p text:style-name="P2"><text:s text:c="4"/>&lt;script src="//ajax.googleapis.com/ajax/libs/jquery/2.1.3/jquery.min.js"&gt;&lt;/script&gt;</text:p>
      <text:p text:style-name="P2"><text:s text:c="4"/>&lt;script type="text/javascript"&gt;</text:p>
      <text:p text:style-name="P2"/>
      <text:p text:style-name="P2"><text:s text:c="6"/>// Load the Visualization API and the piechart package.</text:p>
      <text:p text:style-name="P2"><text:s text:c="6"/>google.load('visualization', '1.0', {'packages':['corechart']});</text:p>
      <text:p text:style-name="P2"/>
      <text:p text:style-name="P2"><text:s text:c="6"/>// Set a callback to run when the Google Visualization API is loaded.</text:p>
      <text:p text:style-name="P2"><text:s text:c="6"/>google.setOnLoadCallback(loadData);</text:p>
      <text:p text:style-name="P2"/>
      <text:p text:style-name="P2"><text:s text:c="6"/>// Callback to load the json and instantiate the data table</text:p>
      <text:p text:style-name="P2"><text:s text:c="6"/>function loadData() {</text:p>
      <text:p text:style-name="P2"><text:s text:c="9"/>jQuery.getJSON( "http://178.62.91.44:43210/sensor/1", function(records) {</text:p>
      <text:p text:style-name="P2"><text:s text:c="12"/></text:p>
      <text:p text:style-name="P2"><text:s text:c="12"/>var data = new google.visualization.DataTable();</text:p>
      <text:p text:style-name="P2"><text:s text:c="12"/>data.addColumn('datetime', 'Time');</text:p>
      <text:p text:style-name="P2"><text:s text:c="12"/>data.addColumn('number', 'Value');</text:p>
      <text:p text:style-name="P2"><text:s text:c="13"/></text:p>
      <text:p text:style-name="P2"><text:s text:c="12"/>for (index = 0; index &lt; records.length; ++index) {</text:p>
      <text:p text:style-name="P2"><text:s text:c="15"/>record = records[index];</text:p>
      <text:p text:style-name="P2"><text:s text:c="15"/>var record_date = new Date(parseInt(record['time'])*1000);</text:p>
      <text:p text:style-name="P2"><text:s text:c="15"/>data.addRow([record_date, record['value']]);</text:p>
      <text:p text:style-name="P2"><text:s text:c="12"/>}</text:p>
      <text:p text:style-name="P2"><text:s text:c="12"/>drawChart(data);</text:p>
      <text:p text:style-name="P2"><text:s text:c="9"/>});</text:p>
      <text:p text:style-name="P2"><text:s text:c="6"/>}</text:p>
      <text:p text:style-name="P2"/>
      <text:p text:style-name="P2"><text:s text:c="6"/>// Callback that instantiated the chart and draws the data table</text:p>
      <text:p text:style-name="P2"><text:s text:c="6"/>function drawChart(data) {</text:p>
      <text:p text:style-name="P2"/>
      <text:p text:style-name="P2"><text:s text:c="6"/>var options = {</text:p>
      <text:p text:style-name="P2"><text:s text:c="8"/>width: 1000,</text:p>
      <text:p text:style-name="P2"><text:s text:c="8"/>height: 563,</text:p>
      <text:p text:style-name="P2"><text:s text:c="8"/>hAxis: {</text:p>
      <text:p text:style-name="P2"><text:s text:c="10"/>title: 'Time'</text:p>
      <text:p text:style-name="P2"><text:s text:c="8"/>},</text:p>
      <text:p text:style-name="P2"><text:s text:c="8"/>vAxis: {</text:p>
      <text:p text:style-name="P2"><text:s text:c="10"/>title: 'Value'</text:p>
      <text:p text:style-name="P2"><text:s text:c="8"/>}</text:p>
      <text:p text:style-name="P2"><text:s text:c="6"/>};</text:p>
      <text:p text:style-name="P2"/>
      <text:p text:style-name="P2"><text:s text:c="6"/>var chart = new google.visualization.LineChart(</text:p>
      <text:p text:style-name="P2"><text:s text:c="8"/>document.getElementById('chart_div'));</text:p>
      <text:p text:style-name="P2"/>
      <text:p text:style-name="P2"><text:s text:c="6"/>chart.draw(data, options);</text:p>
      <text:p text:style-name="P2"><text:s text:c="6"/>}</text:p>
      <text:p text:style-name="P2"><text:s text:c="4"/>&lt;/script&gt;</text:p>
      <text:p text:style-name="P2"><text:s text:c="2"/>&lt;/head&gt;</text:p>
      <text:p text:style-name="P2"/>
      <text:p text:style-name="P2"><text:s text:c="2"/>&lt;body&gt;</text:p>
      <text:p text:style-name="P2"><text:s text:c="4"/>&lt;center&gt;</text:p>
      <text:p text:style-name="P2"><text:s text:c="4"/>&lt;h1&gt;Sensor 1&lt;/h1&gt;</text:p>
      <text:p text:style-name="P2"><text:s text:c="4"/>&lt;/center&gt;</text:p>
      <text:p text:style-name="P2"><text:s text:c="4"/>&lt;!--Div that will hold the pie chart--&gt;</text:p>
      <text:p text:style-name="P2"><text:s text:c="4"/>&lt;div id="chart_div"&gt;&lt;/div&gt;</text:p>
      <text:p text:style-name="P2"><text:s text:c="2"/>&lt;/body&gt;</text:p>
      <text:p text:style-name="P2">&lt;/html&gt;</text:p>
      <text:p text:style-name="P2"/>
      <text:p text:style-name="Standard">TEST IT, e.g. point your browser at your equivalent to:</text:p>
      <text:p text:style-name="P2">http://178.62.91.44:43210/static/graph1.html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472in" fo:margin-right="0.5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wland</meta:initial-creator>
    <meta:creation-date>2015-03-04T09:57:23</meta:creation-date>
    <dc:date>2016-02-26T08:55:43.745399000</dc:date>
    <meta:editing-duration>P5DT18H51M38S</meta:editing-duration>
    <meta:editing-cycles>21</meta:editing-cycles>
    <meta:generator>LibreOffice/4.4.2.2$MacOSX_X86_64 LibreOffice_project/c4c7d32d0d49397cad38d62472b0bc8acff48dd6</meta:generator>
    <meta:print-date>2016-02-26T08:47:44.915008000</meta:print-date>
    <meta:document-statistic meta:table-count="0" meta:image-count="0" meta:object-count="0" meta:page-count="6" meta:paragraph-count="218" meta:word-count="1247" meta:character-count="10300" meta:non-whitespace-character-count="8495"/>
  </office:meta>
</office:document-meta>
</file>